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text-properties officeooo:rsid="00169d85" officeooo:paragraph-rsid="00169d85"/>
    </style:style>
    <style:style style:name="P2" style:family="paragraph" style:parent-style-name="Standard">
      <style:text-properties officeooo:paragraph-rsid="00169d85"/>
    </style:style>
    <style:style style:name="P3" style:family="paragraph" style:parent-style-name="Standard">
      <style:text-properties officeooo:paragraph-rsid="00184246"/>
    </style:style>
    <style:style style:name="P4" style:family="paragraph" style:parent-style-name="Text_20_body" style:list-style-name="L1">
      <style:paragraph-properties fo:margin-top="0cm" fo:margin-bottom="0cm" style:contextual-spacing="false" fo:text-align="start" style:justify-single-word="false" fo:orphans="2" fo:widows="2"/>
    </style:style>
    <style:style style:name="P5" style:family="paragraph" style:parent-style-name="Text_20_body">
      <style:paragraph-properties fo:margin-top="0cm" fo:margin-bottom="0cm" style:contextual-spacing="false" fo:text-align="start" style:justify-single-word="false" fo:orphans="2" fo:widows="2"/>
      <style:text-properties officeooo:paragraph-rsid="001a04c1"/>
    </style:style>
    <style:style style:name="P6" style:family="paragraph" style:parent-style-name="Text_20_body">
      <style:paragraph-properties fo:margin-top="0cm" fo:margin-bottom="0cm" style:contextual-spacing="false" fo:text-align="start" style:justify-single-word="false" fo:orphans="2" fo:widows="2"/>
      <style:text-properties officeooo:paragraph-rsid="001a629c"/>
    </style:style>
    <style:style style:name="P7" style:family="paragraph" style:parent-style-name="Text_20_body">
      <style:paragraph-properties fo:margin-top="0cm" fo:margin-bottom="0cm" style:contextual-spacing="false" fo:text-align="start" style:justify-single-word="false" fo:orphans="2" fo:widows="2"/>
      <style:text-properties officeooo:rsid="001a04c1" officeooo:paragraph-rsid="001a04c1"/>
    </style:style>
    <style:style style:name="T1" style:family="text">
      <style:text-properties fo:font-variant="normal" fo:text-transform="none" fo:color="#212529" loext:opacity="100%" style:font-name="apple-system" fo:font-size="11.25pt" fo:letter-spacing="normal" fo:font-style="normal" fo:font-weight="bold"/>
    </style:style>
    <style:style style:name="T2" style:family="text">
      <style:text-properties fo:font-variant="normal" fo:text-transform="none" fo:color="#212529" loext:opacity="100%" style:font-name="apple-system" fo:font-size="11.25pt" fo:letter-spacing="normal" fo:font-style="normal" fo:font-weight="bold" officeooo:rsid="001a629c"/>
    </style:style>
    <style:style style:name="T3" style:family="text">
      <style:text-properties fo:font-variant="normal" fo:text-transform="none" fo:color="#212529" loext:opacity="100%" style:font-name="apple-system" fo:font-size="11.25pt" fo:letter-spacing="normal" fo:font-style="normal" fo:font-weight="normal"/>
    </style:style>
    <style:style style:name="T4" style:family="text">
      <style:text-properties officeooo:rsid="00169d85"/>
    </style:style>
    <style:style style:name="T5" style:family="text">
      <style:text-properties officeooo:rsid="00184246"/>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2">Maxim</text:span></text:span></text:p>
      <text:p text:style-name="P6"><text:span text:style-name="Strong_20_Emphasis"><text:span text:style-name="T2">Lyoen</text:span></text:span></text:p>
      <text:p text:style-name="P6"><text:span text:style-name="Strong_20_Emphasis"><text:span text:style-name="T2">(je suis seul car je ne peux pas être pressent en cours a cause d’une operation)</text:span></text:span></text:p>
      <text:list xml:id="list3099884290" text:style-name="L1">
        <text:list-header>
          <text:p text:style-name="P4"><text:span text:style-name="Strong_20_Emphasis"><text:span text:style-name="T1"/></text:span></text:p>
        </text:list-header>
        <text:list-item>
          <text:p text:style-name="P4"><text:bookmark text:name="yui_3_17_2_1_1678620537881_64"/><text:bookmark text:name="yui_3_17_2_1_1678620537881_63"/><text:span text:style-name="Strong_20_Emphasis"><text:span text:style-name="T1">exercice 1 </text:span></text:span><text:span text:style-name="T3">: lire au moins 1 des 3 articles sur ChatGPT et relever au moins 5 procédés explicatifs sur l'ensemble des articles (voir cours), en citant les articles et passages concernés + répondre à la question : "Feriez-vous de ChatGPT un allié pour la rédaction de votre rapport ?"</text:span></text:p>
        </text:list-item>
      </text:list>
      <text:p text:style-name="Standard"/>
      <text:p text:style-name="P1">Article choisie : ARTICLE_MicrosoftMiseGrosSurChatGPT_Challenges</text:p>
      <text:p text:style-name="P1"/>
      <text:p text:style-name="P1"/>
      <text:p text:style-name="P1"/>
      <text:p text:style-name="P1">L’illustration : Il y a pour commencer une ilustrtion qui permet de mieux comprendre les part de marche des moteurs de recherche</text:p>
      <text:p text:style-name="P1"/>
      <text:p text:style-name="P2"><text:span text:style-name="T4">La comparaison : Il y a des comparaison dans le premier paragraphe de chat-GPT avec les moteurs de recherche ‘’</text:span>qui pourrait intégrer les moteurs de recherche, voire les remplacer un jour.‘’</text:p>
      <text:p text:style-name="P2"/>
      <text:p text:style-name="P2">Les parenthèses : <text:span text:style-name="T4">Peut être pas de parenthèse mais elle apporte une précision comparable</text:span>‘’« Satya Nadella ne répétera pas les mêmes erreurs que par le passé »’’</text:p>
      <text:p text:style-name="P2"/>
      <text:p text:style-name="P2">Le complément du nom : <text:span text:style-name="T4">il y a beaucoup de complément de nom dans ce text mais en voici un exemple qui permet de mieux comprendre de qui on parle <text:s/></text:span>‘’Daniel Ives, l’analyste star de la Silicon Valley’’</text:p>
      <text:p text:style-name="P2"/>
      <text:p text:style-name="P3"><text:span text:style-name="T5">Dans ce passage il y a beaucoup de chose pour commencer il y a une </text:span>définition <text:span text:style-name="T5">qui explique chat-GPT, il y a aussi un description qui explique quil s’agit d’une intelligence artificiel. Je pense aussi a un complément de nom par rapport a chat-GPT mais je ne suis pas sur. </text:span>‘’Chat GPT ? Depuis décembre dernier, le monde bruit des exploits de cette intelligence artifi cielle. Le grand public a découvert la puissance de cet outil accessible gratuitement, qui pourrait intégrer les moteurs de recherche, voire les remplacer un jour. Capable de répondre à presque toutes les questions’’</text:p>
      <text:p text:style-name="P3"/>
      <text:p text:style-name="P3"/>
      <text:p text:style-name="P5"><text:span text:style-name="T3">Feriez-vous de ChatGPT un allié pour la rédaction de votre rapport ?</text:span></text:p>
      <text:p text:style-name="P5"><text:span text:style-name="T3"/></text:p>
      <text:p text:style-name="P7"><text:span text:style-name="T3">Oui je peux lui faire confiance même si une relecture est obligatoire. Il peut aussi seulement aider a donner des idée de réponse a un rapport par rapport a un sujet. Il peut aussi aider a reformuler un texte avec des instruction précise. Il est vraiment multi fonction donc je pense que il ne va pas non plus me faire le rapport mais il risque de m’aider dans les moment de trou dans la rédaction ou dans les idée de style d ‘écriture ou de formulation mais aussi d’ordre d’écritu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12:30:44.123517687</meta:creation-date>
    <dc:date>2023-03-12T12:52:16.396104654</dc:date>
    <meta:editing-duration>PT10M40S</meta:editing-duration>
    <meta:editing-cycles>4</meta:editing-cycles>
    <meta:generator>LibreOffice/7.3.7.2$Linux_X86_64 LibreOffice_project/30$Build-2</meta:generator>
    <meta:document-statistic meta:table-count="0" meta:image-count="0" meta:object-count="0" meta:page-count="1" meta:paragraph-count="13" meta:word-count="392" meta:character-count="2249" meta:non-whitespace-character-count="1870"/>
  </office:meta>
</office:document-meta>
</file>